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text-align="justify" style:justify-single-word="false" fo:text-indent="0.499cm" style:auto-text-indent="false"/>
      <style:text-properties fo:color="#0000ff" fo:language="ru" fo:country="RU" fo:font-style="normal" fo:font-weight="normal" fo:background-color="transparent" style:font-style-asian="normal" style:font-weight-asian="normal" style:font-style-complex="normal" style:font-weight-complex="normal"/>
    </style:style>
    <style:style style:name="P2" style:family="paragraph" style:parent-style-name="Text_20_body">
      <style:paragraph-properties fo:margin-left="0cm" fo:margin-right="0cm" fo:text-align="justify" style:justify-single-word="false" fo:text-indent="0.499cm" style:auto-text-indent="false"/>
      <style:text-properties fo:color="#0000ff" fo:language="en" fo:country="US" fo:font-style="normal" fo:font-weight="normal" fo:background-color="transparent" style:font-style-asian="normal" style:font-weight-asian="normal" style:font-style-complex="normal" style:font-weight-complex="normal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Таймлайн <text:span text:style-name="T1">(</text:span>события через &lt;10 - ? 3-5-лучше&gt; лет после Обмена): </text:p>
      <text:p text:style-name="P1"/>
      <text:p text:style-name="P1">Год 2142</text:p>
      <text:p text:style-name="P1">&lt;14-е мая&gt; — Селестия поручает Твайлайт Спаркл изучить проблему исчезновения пони и кошмаров пегасов.</text:p>
      <text:p text:style-name="P1">15-е августа — эксперимент с заклинанием Прозрения</text:p>
      <text:p text:style-name="P2">&lt;<text:span text:style-name="T2">16</text:span>-<text:span text:style-name="T2">е августа</text:span>&gt; <text:span text:style-name="T2">- Отстранение Твайлайт от исследований приказом Луны</text:span></text:p>
      <text:p text:style-name="P1"/>
      <text:p text:style-name="P1">Год 2143 &lt;2136 - 2138 -? &gt; ПВ <text:span text:style-name="T1">(AU -?)</text:span></text:p>
      <text:p text:style-name="P1"><text:span text:style-name="T1">20-</text:span>е апреля — Юджин «прыгает» с крыши (1-я попытка заклинания Последнего Шанса)</text:p>
      <text:p text:style-name="P1"><text:span text:style-name="T1">18</text:span>-е мая — вызов Анона в Эквестрию. Гибель Кимеринна</text:p>
      <text:p text:style-name="P1">25-е мая — встреча с Норфом</text:p>
      <text:p text:style-name="P1">27-е мая — первая встреча с Селестией после бегства из замка Сестёр. Сцена с докторами</text:p>
      <text:p text:style-name="P2">28-е мая <text:span text:style-name="T2">— Эксперимент со сплетёнными сознаниями.</text:span></text:p>
      <text:p text:style-name="P1">29-е мая — встреча с Индиго. Эксперимент со сновидением — встреча с Агамемноном</text:p>
      <text:p text:style-name="P1">30-е мая - Пикник с Селестией в парке. Муравьи под накрупником</text:p>
      <text:p text:style-name="P1">31-е мая — исчезновение Селестии на неделю</text:p>
      <text:p text:style-name="P1">6-е июня — встреча с Селестией после разлуки. Прогулка по парку. Землетрясение</text:p>
      <text:p text:style-name="P1"><text:span text:style-name="T1">&lt;</text:span>7<text:span text:style-name="T1">-</text:span>е июня — секс с Селестией. Раздор</text:p>
      <text:p text:style-name="P1">&lt;15-е июня — исчезновение Норфа. Прощание с Селестией.</text:p>
      <text:p text:style-name="P1">17-е июня — отбытие из Кантерлота</text:p>
      <text:p text:style-name="P2"><text:span text:style-name="T2">18</text:span>-<text:span text:style-name="T2">июня — Прибытие в Понивилль. Прочтение дневника эксперимента</text:span></text:p>
      <text:p text:style-name="P2"><text:span text:style-name="T2">20</text:span>-<text:span text:style-name="T2">е июня — Знакомство с Рэйнбоу Дэш. Встреча с Зекорой</text:span></text:p>
      <text:p text:style-name="P1"><text:span text:style-name="T1">&lt;</text:span>25-е июня — попойка с Пинки. Бочколёт метконосцев</text:p>
      <text:p text:style-name="P1">27-е июня — получение письма от Селестии. Отказ выдать магический усилитель</text:p>
      <text:p text:style-name="P1"><text:span text:style-name="T1">&lt;</text:span>28-е июня<text:span text:style-name="T1"> </text:span>- попытка отослать письмо Селестии через Спайка</text:p>
      <text:p text:style-name="P1">30-е июня — выезд из Понивилля</text:p>
      <text:p text:style-name="P1">1-е июля — Прибытие в Фетлок. Захват резонаторных рубинов в павильоне Псинтела</text:p>
      <text:p text:style-name="P1">2-е июля — выезд из Фетлока Макса с Дэш в фургоне</text:p>
      <text:p text:style-name="P1">&lt;4-е июля - Дэш стучит лбом в дерево. Обнимашки</text:p>
      <text:p text:style-name="P1">8-е июля — прибытие в Груммингтон</text:p>
      <text:p text:style-name="P1">9-е июля –<text:span text:style-name="T1"> </text:span>Провал Груммингтона. Отбытие с Груммингтона</text:p>
      <text:p text:style-name="P1"><text:span text:style-name="T1">&lt;</text:span>12-е июля — Прибытие в Филлидельфию. Отбытие. Падение Макса с самоката</text:p>
      <text:p text:style-name="P1">14-е июля — переправа через седловое озеро. Прибытие Макса с Дэш в Понивилль</text:p>
      <text:p text:style-name="P1">15-е июля — эксперимент с усиленным заклинанием. Поединок Луны с Твайлайт</text:p>
      <text:p text:style-name="P1">17-е июля — прибытие в Кантерлот Луны, Макса и шестёрки</text:p>
      <text:p text:style-name="P1"><text:span text:style-name="T1">[</text:span>21-е июля<text:span text:style-name="T1">]</text:span> — Гранд Галопин Гала</text:p>
      <text:p text:style-name="P2"><text:soft-page-break/>[26-<text:span text:style-name="T2">е июля</text:span>]<text:span text:style-name="T2"> — совещание в зале стратегического планирования. Выдача паспорта Максу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макс </meta:initial-creator>
    <meta:creation-date>2017-06-03T08:10:39.16</meta:creation-date>
    <dc:date>2017-06-29T00:42:09.21</dc:date>
    <meta:editing-duration>PT9H37M31S</meta:editing-duration>
    <meta:editing-cycles>11</meta:editing-cycles>
    <meta:generator>OpenOffice/4.1.1$Win32 OpenOffice.org_project/411m6$Build-9775</meta:generator>
    <meta:document-statistic meta:table-count="0" meta:image-count="0" meta:object-count="0" meta:page-count="2" meta:paragraph-count="35" meta:word-count="325" meta:character-count="1983"/>
    <dc:creator>макс </dc:creator>
  </office:meta>
</office:document-meta>
</file>